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1540000011876459F274FAC3416.png" manifest:media-type="image/png"/>
  <manifest:file-entry manifest:full-path="Pictures/10000201000000A300000165BB92811497BA027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automatic-styles>
    <style:style style:name="dp1" style:family="drawing-pag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Axial_20_H"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4"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gradient" draw:fill-color="#cfe7f5" draw:fill-gradient-name="VRT_20_Light_20_Linear_20_T"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5"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6"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7"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8" style:family="graphic" style:parent-style-name="standard" style:list-style-name="L2">
      <style:graphic-properties draw:stroke="solid" svg:stroke-width="0.04cm" svg:stroke-color="#ffffff" draw:marker-start="" draw:marker-start-width="0.275cm" draw:marker-start-center="false" draw:marker-end="" draw:marker-end-width="0.275cm" draw:marker-end-center="false" draw:fill="solid" draw:fill-color="#ffffff"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9" style:family="graphic" style:parent-style-name="standard" style:list-style-name="L2">
      <style:graphic-properties draw:stroke="solid" svg:stroke-width="0.04cm" svg:stroke-color="#000000" draw:marker-start="" draw:marker-start-width="0.275cm" draw:marker-start-center="false" draw:marker-end="" draw:marker-end-width="0.275cm" draw:marker-end-center="false" draw:fill="none" draw:fill-color="#cfe7f5" draw:textarea-horizontal-align="justify" draw:textarea-vertical-align="middle" draw:auto-grow-height="false" fo:padding-top="0.145cm" fo:padding-bottom="0.145cm" fo:padding-left="0.27cm" fo:padding-right="0.27cm" draw:shadow="hidden" draw:shadow-offset-x="0.2cm" draw:shadow-offset-y="0.2cm" draw:shadow-color="#808080"/>
    </style:style>
    <style:style style:name="gr10"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599cm" fo:min-width="5.962cm" fo:padding-top="0.095cm" fo:padding-bottom="0.095cm" fo:padding-left="0.22cm" fo:padding-right="0.22cm" fo:wrap-option="no-wrap" draw:shadow="hidden" draw:shadow-offset-x="0.2cm" draw:shadow-offset-y="0.2cm" draw:shadow-color="#808080"/>
    </style:style>
    <style:style style:name="gr11"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061cm" fo:min-width="4.003cm" fo:padding-top="0.095cm" fo:padding-bottom="0.095cm" fo:padding-left="0.22cm" fo:padding-right="0.22cm" fo:wrap-option="no-wrap" draw:shadow="hidden" draw:shadow-offset-x="0.2cm" draw:shadow-offset-y="0.2cm" draw:shadow-color="#808080"/>
    </style:style>
    <style:style style:name="gr12"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draw:fill="gradient" draw:fill-color="#cfe7f5" draw:fill-gradient-name="VRT_20_Light_20_Radial" draw:textarea-horizontal-align="justify" draw:textarea-vertical-align="middle" draw:auto-grow-height="false" fo:min-height="2.061cm" fo:min-width="4.003cm" fo:padding-top="0.095cm" fo:padding-bottom="0.095cm" fo:padding-left="0.22cm" fo:padding-right="0.22cm" fo:wrap-option="no-wrap" draw:shadow="hidden" draw:shadow-offset-x="0.2cm" draw:shadow-offset-y="0.2cm" draw:shadow-color="#808080"/>
    </style:style>
    <style:style style:name="gr13"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1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7"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2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3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4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8"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5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2"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4"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7"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8"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69"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0"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2"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3"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4"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5"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7" style:family="graphic" style:parent-style-name="standard" style:list-style-name="L2">
      <style:graphic-properties draw:stroke="solid" svg:stroke-width="0.04cm" svg:stroke-color="#b2b2b2" draw:marker-start="" draw:marker-start-width="0.275cm" draw:marker-start-center="false" draw:marker-end="" draw:marker-end-width="0.275cm" draw:marker-end-center="false" draw:fill="solid" draw:fill-color="#666666" draw:textarea-horizontal-align="justify" draw:textarea-vertical-align="middle" draw:auto-grow-height="false" fo:padding-top="0.12cm" fo:padding-bottom="0.12cm" fo:padding-left="0.245cm" fo:padding-right="0.245cm" draw:shadow="hidden" draw:shadow-offset-x="0.2cm" draw:shadow-offset-y="0.2cm" draw:shadow-color="#808080"/>
    </style:style>
    <style:style style:name="gr7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79" style:family="graphic" style:parent-style-name="standard" style:list-style-name="L2">
      <style:graphic-properties draw:stroke="solid" draw:stroke-dash="Dashed_20__28_var_29__20_2" svg:stroke-width="0.04cm" svg:stroke-color="#666666"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8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9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0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0"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4"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6"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19"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0"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1"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2"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3"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4"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5"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6" style:family="graphic" style:parent-style-name="standard" style:list-style-name="L2">
      <style:graphic-properties draw:stroke="solid" draw:stroke-dash="Dashed_20__28_var_29__20_2" svg:stroke-width="0.04cm" svg:stroke-color="#333333"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7"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8" style:family="graphic" style:parent-style-name="standard" style:list-style-name="L2">
      <style:graphic-properties draw:stroke="solid" draw:stroke-dash="Dashed_20__28_var_29__20_2" svg:stroke-width="0.04cm" svg:stroke-color="#b2b2b2" draw:marker-start="" draw:marker-start-width="0.275cm" draw:marker-start-center="false" draw:marker-end="" draw:marker-end-width="0.275cm" draw:marker-end-center="false" svg:stroke-opacity="100%" draw:stroke-linejoin="round"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29"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0"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2"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3"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4"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5"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6"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7" style:family="graphic" style:parent-style-name="standard" style:list-style-name="L2">
      <style:graphic-properties draw:stroke="solid" draw:stroke-dash="Dashed_20__28_var_29__20_2" svg:stroke-width="0.04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45cm" fo:padding-bottom="0.145cm" fo:padding-left="0.27cm" fo:padding-right="0.27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8"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39"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0"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1" style:family="graphic" style:parent-style-name="standard" style:list-style-name="L2">
      <style:graphic-properties draw:stroke="solid" draw:stroke-dash="Dashed_20__28_var_29__20_2" svg:stroke-width="0.04cm" svg:stroke-color="#ffffff" draw:marker-start="" draw:marker-start-width="0.275cm" draw:marker-start-center="false" draw:marker-end="" draw:marker-end-width="0.275cm" draw:marker-end-center="false" svg:stroke-opacity="100%" draw:stroke-linejoin="round"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2" style:family="graphic" style:parent-style-name="standard" style:list-style-name="L2">
      <style:graphic-properties draw:stroke="solid" draw:stroke-dash="Dashed_20__28_var_29__20_2" svg:stroke-width="0.04cm" svg:stroke-color="#000000" draw:marker-start="" draw:marker-start-width="0.275cm" draw:marker-start-center="false" draw:marker-end="" draw:marker-end-width="0.275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3" style:family="graphic" style:parent-style-name="standard" style:list-style-name="L2">
      <style:graphic-properties draw:stroke="solid" draw:stroke-dash="Dashed_20__28_var_29__20_2" svg:stroke-width="0.04cm" svg:stroke-color="#7f7f7f" draw:marker-start="" draw:marker-start-width="0.275cm" draw:marker-start-center="false" draw:marker-end="" draw:marker-end-width="0.275cm" draw:marker-end-center="false" svg:stroke-opacity="100%" draw:stroke-linejoin="round"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095cm" fo:padding-bottom="0.095cm" fo:padding-left="0.22cm" fo:padding-right="0.2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4" style:family="graphic" style:parent-style-name="standard" style:list-style-name="L2">
      <style:graphic-properties draw:stroke="solid" draw:stroke-dash="Dashed_20__28_var_29__20_2" svg:stroke-width="0cm" svg:stroke-color="#dddddd" draw:marker-start="" draw:marker-start-width="0.2cm" draw:marker-start-center="false" draw:marker-end="" draw:marker-end-width="0.2cm" draw:marker-end-center="false" svg:stroke-opacity="100%" draw:stroke-linejoin="round"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min-height="0.749cm" fo:min-width="0.499cm" fo:padding-top="0.125cm" fo:padding-bottom="0.125cm" fo:padding-left="0.25cm" fo:padding-right="0.25cm" fo:wrap-option="wrap"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5"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7"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8"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49"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0" style:family="graphic" style:parent-style-name="standard" style:list-style-name="L2">
      <style:graphic-properties draw:stroke="solid" draw:stroke-dash="Dashed_20__28_var_29__20_2" svg:stroke-width="0.04cm" svg:stroke-color="#7f7f7f" draw:marker-start="" draw:marker-start-width="0.26cm" draw:marker-start-center="false" draw:marker-end="" draw:marker-end-width="0.26cm" draw:marker-end-center="false" svg:stroke-opacity="100%" draw:stroke-linejoin="round"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1"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2"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3" style:family="graphic" style:parent-style-name="standard" style:list-style-name="L2">
      <style:graphic-properties draw:stroke="solid" svg:stroke-width="0.04cm" svg:stroke-color="#000000"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4"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5"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6" style:family="graphic" style:parent-style-name="standard" style:list-style-name="L2">
      <style:graphic-properties draw:stroke="solid" svg:stroke-width="0.04cm" svg:stroke-color="#ffffff" draw:marker-start="" draw:marker-start-width="0.26cm" draw:marker-start-center="false" draw:marker-end="" draw:marker-end-width="0.26cm" draw:marker-end-center="false" svg:stroke-opacity="100%" draw:stroke-linejoin="round"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02cm" fo:padding-bottom="0.02cm" fo:padding-left="0.02cm" fo:padding-right="0.02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7"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8" style:family="graphic" style:parent-style-name="standard" style:list-style-name="L2">
      <style:graphic-properties draw:stroke="solid" draw:stroke-dash="Dashed_20__28_var_29__20_2" svg:stroke-width="0.04cm" svg:stroke-color="#000000" draw:marker-start="" draw:marker-start-width="0.26cm" draw:marker-start-center="false" draw:marker-end="" draw:marker-end-width="0.26cm" draw:marker-end-center="false" svg:stroke-opacity="100%" draw:stroke-linejoin="round"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height="false" draw:auto-grow-width="false" draw:fit-to-size="false" style:shrink-to-fit="false" draw:fit-to-contour="false" fo:max-height="0cm" fo:max-width="0cm" fo:padding-top="0.145cm" fo:padding-bottom="0.145cm" fo:padding-left="0.27cm" fo:padding-right="0.27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59"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0"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1"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2"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3"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4" style:family="graphic" style:parent-style-name="standard" style:list-style-name="L2">
      <style:graphic-properties draw:stroke="solid" svg:stroke-width="0.04cm" svg:stroke-color="#7f7f7f" draw:marker-start="" draw:marker-start-width="0.26cm" draw:marker-start-center="false" draw:marker-end="" draw:marker-end-width="0.26cm" draw:marker-end-center="false" svg:stroke-opacity="100%" draw:stroke-linejoin="round" draw:fill="none" draw:fill-color="#7f7f7f" draw:gradient-step-count="0" draw:fill-hatch-solid="false" draw:opacity="100%" draw:fill-image-width="0cm" draw:fill-image-height="0cm" style:repeat="repeat" draw:fill-image-ref-point-x="0%" draw:fill-image-ref-point-y="0%" draw:fill-image-ref-point="center" draw:tile-repeat-offset="0% vertical" draw:textarea-horizontal-align="justify" draw:textarea-vertical-align="middle" draw:auto-grow-width="false" draw:fit-to-size="false" style:shrink-to-fit="false" draw:fit-to-contour="false" fo:max-height="0cm" fo:max-width="0cm" fo:padding-top="0.12cm" fo:padding-bottom="0.12cm" fo:padding-left="0.245cm" fo:padding-right="0.245cm" draw:shadow="hidden" draw:shadow-offset-x="0.2cm" draw:shadow-offset-y="0.2cm" draw:shadow-color="#808080" draw:shadow-opacity="100%" text:animation="none" text:animation-direction="left" text:animation-start-inside="false" text:animation-stop-inside="false" text:animation-repeat="0" text:animation-delay="P0D" text:animation-steps="0cm"/>
    </style:style>
    <style:style style:name="gr165" style:family="graphic" style:parent-style-name="standard">
      <style:graphic-properties draw:textarea-vertical-align="middle"/>
    </style:style>
    <style:style style:name="gr166" style:family="graphic" style:parent-style-name="standard">
      <style:graphic-properties draw:stroke="none" svg:stroke-color="#000000" draw:fill="none" draw:fill-color="#ffffff" draw:textarea-horizontal-align="left" draw:auto-grow-height="true" draw:auto-grow-width="false" fo:min-height="1.423cm" fo:min-width="0cm"/>
    </style:style>
    <style:style style:name="gr167" style:family="graphic" style:parent-style-name="standard">
      <style:graphic-properties draw:stroke="none" svg:stroke-color="#000000" draw:fill="none" draw:fill-color="#ffffff" draw:textarea-horizontal-align="left" draw:auto-grow-height="true" draw:auto-grow-width="false" fo:min-height="1.756cm" fo:min-width="0cm"/>
    </style:style>
    <style:style style:name="gr168" style:family="graphic" style:parent-style-name="objectwithoutfill">
      <style:graphic-properties draw:marker-end="Arrow" draw:marker-end-width="0.3cm" draw:fill="none" draw:textarea-vertical-align="middle"/>
    </style:style>
    <style:style style:name="gr169" style:family="graphic" style:parent-style-name="standard">
      <style:graphic-properties draw:stroke="none" svg:stroke-color="#000000" draw:fill="none" draw:fill-color="#ffffff" draw:textarea-horizontal-align="left" draw:auto-grow-height="true" draw:auto-grow-width="false" fo:min-height="1.05cm" fo:min-width="0cm"/>
    </style:style>
    <style:style style:name="gr170" style:family="graphic" style:parent-style-name="standard">
      <style:graphic-properties draw:stroke="none" svg:stroke-color="#000000" draw:fill="none" draw:fill-color="#ffffff" draw:textarea-horizontal-align="left" draw:auto-grow-height="true" draw:auto-grow-width="false" fo:min-height="3.156cm" fo:min-width="0cm"/>
    </style:style>
    <style:style style:name="P1" style:family="paragraph">
      <style:paragraph-properties fo:text-align="center"/>
    </style:style>
    <style:style style:name="P2" style:family="paragraph">
      <loext:graphic-properties draw:fill="solid" draw:fill-color="#dddddd"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DejaVu Sans"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 style:family="paragraph">
      <loext:graphic-properties draw:fill="gradient" draw:fill-color="#cfe7f5" draw:fill-gradient-name="VRT_20_Light_20_Axial_20_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4" style:family="paragraph">
      <loext:graphic-properties draw:fill="gradient" draw:fill-color="#cfe7f5" draw:fill-gradient-name="VRT_20_Light_20_Linear_20_T"/>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5" style:family="paragraph">
      <loext:graphic-properties draw:fill="solid" draw:fill-color="#ffffff"/>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6" style:family="paragraph">
      <loext:graphic-properties draw:fill="none" draw:fill-color="#cfe7f5"/>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7" style:family="paragraph">
      <style:paragraph-properties fo:margin-left="0cm" fo:margin-right="0cm" fo:margin-top="0cm" fo:margin-bottom="0cm" fo:line-height="100%" fo:text-align="center" fo:text-indent="0cm"/>
    </style:style>
    <style:style style:name="P8" style:family="paragraph">
      <loext:graphic-properties draw:fill="gradient" draw:fill-color="#cfe7f5" draw:fill-gradient-name="VRT_20_Light_20_Radial"/>
      <style:paragraph-properties fo:margin-left="0cm" fo:margin-right="0cm" fo:margin-top="0cm" fo:margin-bottom="0cm" fo:line-height="100%" fo:text-align="center" fo:text-indent="0cm"/>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style:style style:name="P9" style:family="paragraph">
      <loext:graphic-properties draw:fill="gradient" draw:fill-color="#cfe7f5" draw:secondary-fill-color="#cfe7e5" draw:fill-gradient-name="Dark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0" style:family="paragraph">
      <loext:graphic-properties draw:fill="solid" draw:fill-color="#666666"/>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Lohit Hindi" style:font-size-complex="18pt" style:font-style-complex="normal" style:font-weight-complex="normal" style:text-emphasize="none" style:font-relief="none" style:text-overline-style="none" style:text-overline-color="font-color"/>
    </style:style>
    <style:style style:name="P11" style:family="paragraph">
      <loext:graphic-properties draw:fill="gradient" draw:fill-color="#cfe7f5" draw:secondary-fill-color="#cfe7e5" draw:fill-gradient-name="Gradient_20_2"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2" style:family="paragraph">
      <loext:graphic-properties draw:fill="gradient" draw:fill-color="#cfe7f5"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3" style:family="paragraph">
      <loext:graphic-properties draw:fill="gradient" draw:fill-color="#cfe7f5" draw:secondary-fill-color="#cfe7e5" draw:fill-gradient-name="Gradient_20_3"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4" style:family="paragraph">
      <loext:graphic-properties draw:fill="gradient" draw:fill-color="#cfe7f5" draw:secondary-fill-color="#cfe7e5" draw:fill-gradient-name="Gradient_20_4"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5" style:family="paragraph">
      <loext:graphic-properties draw:fill="solid" draw:fill-color="#666666"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6" style:family="paragraph">
      <loext:graphic-properties draw:fill="gradient" draw:fill-color="#cfe7f5" draw:secondary-fill-color="#cfe7e5" draw:fill-gradient-name="Gradient_20_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7" style:family="paragraph">
      <loext:graphic-properties draw:fill="none" draw:fill-color="#cfe7f5"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8" style:family="paragraph">
      <loext:graphic-properties draw:fill="gradient" draw:fill-color="#cfe7f5" draw:secondary-fill-color="#cfe7e5" draw:fill-gradient-name="Dark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19" style:family="paragraph">
      <loext:graphic-properties draw:fill="gradient" draw:fill-color="#cfe7f5" draw:secondary-fill-color="#cfe7e5" draw:fill-gradient-name="Dark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0" style:family="paragraph">
      <loext:graphic-properties draw:fill="gradient" draw:fill-color="#cfe7f5"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1" style:family="paragraph">
      <loext:graphic-properties draw:fill="gradient" draw:fill-color="#cfe7f5"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2" style:family="paragraph">
      <loext:graphic-properties draw:fill="gradient" draw:fill-color="#cfe7f5"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3" style:family="paragraph">
      <loext:graphic-properties draw:fill="none" draw:fill-color="#729fc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4" style:family="paragraph">
      <loext:graphic-properties draw:fill="gradient" draw:fill-color="#7f7f7f" draw:secondary-fill-color="#cfe7e5" draw:fill-gradient-name="Light_20_Grey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5" style:family="paragraph">
      <loext:graphic-properties draw:fill="gradient" draw:fill-color="#7f7f7f" draw:secondary-fill-color="#cfe7e5" draw:fill-gradient-name="Light_20_Grey_20_Linear_20_T"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6" style:family="paragraph">
      <loext:graphic-properties draw:fill="gradient" draw:fill-color="#ffffff" draw:secondary-fill-color="#cfe7e5" draw:fill-gradient-name="Light_20_Blue_20_Linear_20_L"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7" style:family="paragraph">
      <loext:graphic-properties draw:fill="solid" draw:fill-color="#000000"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8" style:family="paragraph">
      <loext:graphic-properties draw:fill="gradient" draw:fill-color="#7f7f7f" draw:secondary-fill-color="#cfe7e5" draw:fill-gradient-name="Light_20_Grey_20_Square_20_BR"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29" style:family="paragraph">
      <loext:graphic-properties draw:fill="none" draw:fill-color="#7f7f7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ans"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WenQuanYi Micro Hei" style:font-size-asian="18pt" style:language-asian="zh" style:country-asian="CN" style:font-style-asian="normal" style:font-weight-asian="normal" style:font-name-complex="Lohit Devanagar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0" style:family="paragraph">
      <loext:graphic-properties draw:fill="solid" draw:fill-color="#7f7f7f" draw:secondary-fill-color="#cfe7e5"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autospace="ideograph-alpha" style:punctuation-wrap="simple"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Arial" fo:font-size="18pt" fo:letter-spacing="normal" fo:language="en" fo:country="AU" fo:font-style="normal" fo:text-shadow="none" style:text-underline-style="none" fo:font-weight="normal" style:text-underline-mode="continuous" style:text-overline-mode="continuous" style:text-line-through-mode="continuous" style:letter-kerning="true" style:font-name-asian="微软雅黑" style:font-size-asian="18pt" style:language-asian="zh" style:country-asian="CN" style:font-style-asian="normal" style:font-weight-asian="normal" style:font-name-complex="Lohit Hindi" style:font-size-complex="18pt" style:language-complex="hi" style:country-complex="IN" style:font-style-complex="normal" style:font-weight-complex="normal" style:text-emphasize="none" style:text-scale="100%" style:font-relief="none" style:text-overline-style="none" style:text-overline-color="font-color" fo:hyphenate="false"/>
    </style:style>
    <style:style style:name="P31" style:family="paragraph">
      <loext:graphic-properties draw:fill="none" draw:fill-color="#ffffff"/>
    </style:style>
    <style:style style:name="P32" style:family="paragraph">
      <loext:graphic-properties draw:fill="none"/>
      <style:paragraph-properties fo:text-align="center"/>
    </style:style>
    <style:style style:name="T1" style:family="text">
      <style:text-properties fo:font-variant="normal" fo:text-transform="none" fo:color="#ffffff" style:text-outline="false" style:text-line-through-style="none" style:text-line-through-type="none" style:font-name="Arial Narrow" fo:font-size="10pt" fo:font-style="italic" fo:text-shadow="none" style:text-underline-style="none" fo:font-weight="bold" style:letter-kerning="true" style:font-name-asian="DejaVu Sans" style:font-size-asian="13pt" style:font-style-asian="italic" style:font-weight-asian="bold" style:font-name-complex="Lohit Hindi" style:font-size-complex="13pt" style:font-style-complex="italic"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1" xml:id="id6" draw:id="id6" draw:layer="layout" svg:width="1.736cm" svg:height="3.803cm" svg:x="1.3cm" svg:y="10.2cm">
          <draw:image xlink:href="Pictures/10000201000000A300000165BB92811497BA027F.png" xlink:type="simple" xlink:show="embed" xlink:actuate="onLoad">
            <text:p/>
          </draw:image>
        </draw:frame>
        <draw:g xml:id="id2" draw:id="id2">
          <draw:path draw:style-name="gr2" draw:text-style-name="P2" draw:layer="layout" svg:width="1.09cm" svg:height="0.979cm" svg:x="5.409cm" svg:y="9.77cm" svg:viewBox="0 0 1091 980" svg:d="M0 980c475 0 1091-280 1091-560s-18-420-364-420c0 300-727 579-727 980z">
            <text:p/>
          </draw:path>
          <draw:path draw:style-name="gr3" draw:text-style-name="P3" draw:layer="layout" svg:width="2.666cm" svg:height="1.68cm" svg:x="3.47cm" svg:y="9.14cm" svg:viewBox="0 0 2667 1681" svg:d="M2667 0c0 0 0 1121-1 840 2 491-575 841-1331 841s-1334-350-1335-841c1 1 0-350 0-840 0 490 606 840 1334 840s1333-350 1333-840z">
            <text:p/>
          </draw:path>
          <draw:path draw:style-name="gr4" draw:text-style-name="P4" draw:layer="layout" svg:width="2.665cm" svg:height="1.678cm" svg:x="3.469cm" svg:y="8.3cm" svg:viewBox="0 0 2666 1679" svg:d="M1333 0c756 0 1333 363 1333 839s-577 840-1333 840-1333-364-1333-840 577-839 1333-839z">
            <text:p/>
          </draw:path>
          <draw:polygon draw:style-name="gr5" draw:text-style-name="P5" draw:layer="layout" svg:width="0.727cm" svg:height="0.419cm" svg:x="4.924cm" svg:y="9.21cm" svg:viewBox="0 0 728 420" draw:points="364,0 243,70 728,350 606,420 121,140 0,210 0,0">
            <text:p/>
          </draw:polygon>
          <draw:polygon draw:style-name="gr6" draw:text-style-name="P5" draw:layer="layout" svg:width="0.726cm" svg:height="0.419cm" svg:x="3.954cm" svg:y="8.65cm" svg:viewBox="0 0 727 420" draw:points="606,280 727,210 727,420 363,420 484,350 0,70 121,0">
            <text:p/>
          </draw:polygon>
          <draw:polygon draw:style-name="gr7" draw:text-style-name="P5" draw:layer="layout" svg:width="0.727cm" svg:height="0.419cm" svg:x="3.954cm" svg:y="9.21cm" svg:viewBox="0 0 728 420" draw:points="121,280 607,0 728,70 242,350 363,420 0,420 0,210">
            <text:p/>
          </draw:polygon>
          <draw:polygon draw:style-name="gr8" draw:text-style-name="P5" draw:layer="layout" svg:width="0.726cm" svg:height="0.419cm" svg:x="4.924cm" svg:y="8.65cm" svg:viewBox="0 0 727 420" draw:points="484,70 363,0 727,0 727,210 606,140 121,420 0,350">
            <text:p/>
          </draw:polygon>
          <draw:path draw:style-name="gr9" draw:text-style-name="P6" draw:layer="layout" svg:width="2.667cm" svg:height="2.519cm" svg:x="3.469cm" svg:y="8.3cm" svg:viewBox="0 0 2668 2520" svg:d="M1333 0c756 0 1335 364 1335 840l-1 840c0 490-606 840-1333 840s-1334-350-1334-840c0 0 1-840 0-841 0-476 577-839 1333-839z">
            <text:p/>
          </draw:path>
        </draw:g>
        <draw:custom-shape draw:style-name="gr10" draw:text-style-name="P8" xml:id="id3" draw:id="id3" draw:layer="layout" svg:width="9.8cm" svg:height="4.3cm" svg:x="5.5cm" svg:y="1.6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Internet</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1" draw:text-style-name="P8" xml:id="id1" draw:id="id1" draw:layer="layout" svg:width="6.8cm" svg:height="3.469cm" svg:x="1.9cm" svg:y="13.831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H</text:span><text:span text:style-name="T1">o</text:span><text:span text:style-name="T1">m</text:span><text:span text:style-name="T1">e </text:span><text:span text:style-name="T1">N</text:span><text:span text:style-name="T1">e</text:span><text:span text:style-name="T1">t</text:span><text:span text:style-name="T1">w</text:span><text:span text:style-name="T1">o</text:span><text:span text:style-name="T1">r</text:span><text:span text:style-name="T1">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2" draw:text-style-name="P8" xml:id="id4" draw:id="id4" draw:layer="layout" svg:width="6.8cm" svg:height="3.469cm" svg:x="12.5cm" svg:y="10.7cm">
          <draw:glue-point draw:id="4" svg:x="0.5cm" svg:y="5cm"/>
          <draw:glue-point draw:id="5" svg:x="1cm" svg:y="4.666cm"/>
          <draw:glue-point draw:id="6" svg:x="1.5cm" svg:y="4.333cm"/>
          <draw:glue-point draw:id="7" svg:x="1.75cm" svg:y="3.666cm"/>
          <draw:glue-point draw:id="8" svg:x="2.25cm" svg:y="3.666cm"/>
          <draw:glue-point draw:id="9" svg:x="2.75cm" svg:y="3.666cm"/>
          <draw:glue-point draw:id="10" svg:x="3.25cm" svg:y="3.333cm"/>
          <draw:glue-point draw:id="11" svg:x="3.5cm" svg:y="3cm"/>
          <draw:glue-point draw:id="12" svg:x="3.75cm" svg:y="2cm"/>
          <draw:glue-point draw:id="13" svg:x="4.25cm" svg:y="1.666cm"/>
          <draw:glue-point draw:id="14" svg:x="4.75cm" svg:y="1cm"/>
          <draw:glue-point draw:id="15" svg:x="5cm" svg:y="-1cm"/>
          <draw:glue-point draw:id="16" svg:x="4.75cm" svg:y="-1.666cm"/>
          <draw:glue-point draw:id="17" svg:x="4.75cm" svg:y="-2.666cm"/>
          <draw:glue-point draw:id="18" svg:x="4.5cm" svg:y="-3.333cm"/>
          <draw:glue-point draw:id="19" svg:x="4cm" svg:y="-3.666cm"/>
          <draw:glue-point draw:id="20" svg:x="3.5cm" svg:y="-4.666cm"/>
          <draw:glue-point draw:id="21" svg:x="3cm" svg:y="-5cm"/>
          <draw:glue-point draw:id="22" svg:x="2.5cm" svg:y="-5cm"/>
          <draw:glue-point draw:id="23" svg:x="1.75cm" svg:y="-4.666cm"/>
          <draw:glue-point draw:id="24" svg:x="1.5cm" svg:y="-5cm"/>
          <draw:glue-point draw:id="25" svg:x="1cm" svg:y="-5cm"/>
          <draw:glue-point draw:id="26" svg:x="0.5cm" svg:y="-4.666cm"/>
          <draw:glue-point draw:id="27" svg:x="0.25cm" svg:y="-4.333cm"/>
          <draw:glue-point draw:id="28" svg:x="-0.25cm" svg:y="-4.666cm"/>
          <draw:glue-point draw:id="29" svg:x="-0.75cm" svg:y="-4.666cm"/>
          <draw:glue-point draw:id="30" svg:x="-1.5cm" svg:y="-4.333cm"/>
          <draw:glue-point draw:id="31" svg:x="-2cm" svg:y="-4cm"/>
          <draw:glue-point draw:id="32" svg:x="-2.5cm" svg:y="-4.333cm"/>
          <draw:glue-point draw:id="33" svg:x="-3cm" svg:y="-4cm"/>
          <draw:glue-point draw:id="34" svg:x="-3.5cm" svg:y="-3.666cm"/>
          <draw:glue-point draw:id="35" svg:x="-4cm" svg:y="-3cm"/>
          <draw:glue-point draw:id="36" svg:x="-4.25cm" svg:y="-2cm"/>
          <draw:glue-point draw:id="37" svg:x="-4.5cm" svg:y="-1.666cm"/>
          <draw:glue-point draw:id="38" svg:x="-4.75cm" svg:y="-1.333cm"/>
          <draw:glue-point draw:id="39" svg:x="-5cm" svg:y="-0.666cm"/>
          <draw:glue-point draw:id="40" svg:x="-4.75cm" svg:y="0.666cm"/>
          <draw:glue-point draw:id="41" svg:x="-4.75cm" svg:y="1.666cm"/>
          <draw:glue-point draw:id="42" svg:x="-4.5cm" svg:y="2.666cm"/>
          <draw:glue-point draw:id="43" svg:x="-4cm" svg:y="3cm"/>
          <draw:glue-point draw:id="44" svg:x="-3.5cm" svg:y="3.333cm"/>
          <draw:glue-point draw:id="45" svg:x="-3.25cm" svg:y="4cm"/>
          <draw:glue-point draw:id="46" svg:x="-2.75cm" svg:y="4.333cm"/>
          <draw:glue-point draw:id="47" svg:x="-2cm" svg:y="4.333cm"/>
          <draw:glue-point draw:id="48" svg:x="-1.5cm" svg:y="4.333cm"/>
          <draw:glue-point draw:id="49" svg:x="-1cm" svg:y="4.333cm"/>
          <draw:glue-point draw:id="50" svg:x="-0.5cm" svg:y="5cm"/>
          <text:p text:style-name="P7"><text:span text:style-name="T1">R</text:span><text:span text:style-name="T1">e</text:span><text:span text:style-name="T1">m</text:span><text:span text:style-name="T1">ot</text:span><text:span text:style-name="T1">e </text:span><text:span text:style-name="T1">N</text:span><text:span text:style-name="T1">et</text:span><text:span text:style-name="T1">w</text:span><text:span text:style-name="T1">or</text:span><text:span text:style-name="T1">k</text:span></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xml:id="id10" draw:id="id10">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13" draw:text-style-name="P2" draw:layer="layout" svg:width="1.444cm" svg:height="0.667cm" svg:x="10.055cm" svg:y="20.751cm" svg:viewBox="0 0 1445 668" svg:d="M0 668c0 0 1095-246 1347-432 233-173-1-236-169-236 0 85-1178 628-1178 668z">
            <text:p/>
          </draw:path>
          <draw:g>
            <draw:polygon draw:style-name="gr14" draw:text-style-name="P9" draw:layer="layout" svg:width="2.856cm" svg:height="1.334cm" svg:x="8.432cm" svg:y="20.177cm" svg:viewBox="0 0 2857 1335" draw:points="1155,1335 2857,540 1703,0 0,795">
              <text:p/>
            </draw:polygon>
            <draw:polygon draw:style-name="gr15" draw:text-style-name="P10" draw:layer="layout" svg:width="1.884cm" svg:height="0.879cm" svg:x="8.736cm" svg:y="20.319cm" svg:viewBox="0 0 1885 880" draw:points="1885,227 1399,0 0,653 486,880">
              <text:p/>
            </draw:polygon>
            <draw:polygon draw:style-name="gr16" draw:text-style-name="P11" draw:layer="layout" svg:width="1.701cm" svg:height="2.043cm" svg:x="8.433cm" svg:y="18.929cm" svg:viewBox="0 0 1702 2044" draw:points="1702,1249 1702,0 0,795 0,2044">
              <text:p/>
            </draw:polygon>
            <draw:polygon draw:style-name="gr17" draw:text-style-name="P12" draw:layer="layout" svg:width="1.579cm" svg:height="1.788cm" svg:x="8.493cm" svg:y="19.013cm" svg:viewBox="0 0 1580 1789" draw:points="1580,1050 1580,0 0,738 0,1789">
              <text:p/>
            </draw:polygon>
            <draw:polygon draw:style-name="gr18" draw:text-style-name="P9" draw:layer="layout" svg:width="1.762cm" svg:height="0.823cm" svg:x="8.372cm" svg:y="18.9cm" svg:viewBox="0 0 1763 824" draw:points="61,824 1763,29 1702,0 0,795">
              <text:p/>
            </draw:polygon>
            <draw:polygon draw:style-name="gr19" draw:text-style-name="P13" draw:layer="layout" svg:width="0.06cm" svg:height="1.276cm" svg:x="8.371cm" svg:y="19.695cm" svg:viewBox="0 0 61 1277" draw:points="61,1277 61,29 0,0 0,1249">
              <text:p/>
            </draw:polygon>
            <draw:polygon draw:style-name="gr20" draw:text-style-name="P14" draw:layer="layout" svg:width="1.154cm" svg:height="0.681cm" svg:x="8.433cm" svg:y="20.972cm" svg:viewBox="0 0 1155 682" draw:points="1155,682 1155,540 0,0 0,142">
              <text:p/>
            </draw:polygon>
            <draw:line draw:style-name="gr21" draw:text-style-name="P15" draw:layer="layout" svg:x1="10.5cm" svg:y1="20.49cm" svg:x2="9.101cm" svg:y2="21.143cm">
              <text:p/>
            </draw:line>
            <draw:line draw:style-name="gr22" draw:text-style-name="P15" draw:layer="layout" svg:x1="10.378cm" svg:y1="20.433cm" svg:x2="8.979cm" svg:y2="21.086cm">
              <text:p/>
            </draw:line>
            <draw:line draw:style-name="gr23" draw:text-style-name="P15" draw:layer="layout" svg:x1="10.257cm" svg:y1="20.377cm" svg:x2="8.858cm" svg:y2="21.03cm">
              <text:p/>
            </draw:line>
            <draw:line draw:style-name="gr24" draw:text-style-name="P15" draw:layer="layout" svg:x1="9.041cm" svg:y1="20.945cm" svg:x2="8.919cm" svg:y2="20.888cm">
              <text:p/>
            </draw:line>
            <draw:line draw:style-name="gr25" draw:text-style-name="P15" draw:layer="layout" svg:x1="9.162cm" svg:y1="20.887cm" svg:x2="9.04cm" svg:y2="20.83cm">
              <text:p/>
            </draw:line>
            <draw:line draw:style-name="gr26" draw:text-style-name="P15" draw:layer="layout" svg:x1="9.284cm" svg:y1="20.831cm" svg:x2="9.162cm" svg:y2="20.774cm">
              <text:p/>
            </draw:line>
            <draw:line draw:style-name="gr27" draw:text-style-name="P15" draw:layer="layout" svg:x1="9.223cm" svg:y1="20.973cm" svg:x2="9.101cm" svg:y2="20.916cm">
              <text:p/>
            </draw:line>
            <draw:line draw:style-name="gr28" draw:text-style-name="P15" draw:layer="layout" svg:x1="9.344cm" svg:y1="20.916cm" svg:x2="9.222cm" svg:y2="20.859cm">
              <text:p/>
            </draw:line>
            <draw:line draw:style-name="gr29" draw:text-style-name="P15" draw:layer="layout" svg:x1="9.466cm" svg:y1="20.859cm" svg:x2="9.344cm" svg:y2="20.802cm">
              <text:p/>
            </draw:line>
            <draw:line draw:style-name="gr30" draw:text-style-name="P15" draw:layer="layout" svg:x1="9.405cm" svg:y1="20.774cm" svg:x2="9.283cm" svg:y2="20.717cm">
              <text:p/>
            </draw:line>
            <draw:line draw:style-name="gr31" draw:text-style-name="P15" draw:layer="layout" svg:x1="9.588cm" svg:y1="20.802cm" svg:x2="9.466cm" svg:y2="20.745cm">
              <text:p/>
            </draw:line>
            <draw:line draw:style-name="gr32" draw:text-style-name="P15" draw:layer="layout" svg:x1="9.527cm" svg:y1="20.717cm" svg:x2="9.405cm" svg:y2="20.66cm">
              <text:p/>
            </draw:line>
            <draw:line draw:style-name="gr33" draw:text-style-name="P15" draw:layer="layout" svg:x1="9.648cm" svg:y1="20.66cm" svg:x2="9.526cm" svg:y2="20.603cm">
              <text:p/>
            </draw:line>
            <draw:line draw:style-name="gr34" draw:text-style-name="P15" draw:layer="layout" svg:x1="9.77cm" svg:y1="20.604cm" svg:x2="9.648cm" svg:y2="20.547cm">
              <text:p/>
            </draw:line>
            <draw:line draw:style-name="gr35" draw:text-style-name="P15" draw:layer="layout" svg:x1="9.71cm" svg:y1="20.746cm" svg:x2="9.588cm" svg:y2="20.689cm">
              <text:p/>
            </draw:line>
            <draw:line draw:style-name="gr36" draw:text-style-name="P15" draw:layer="layout" svg:x1="9.831cm" svg:y1="20.689cm" svg:x2="9.709cm" svg:y2="20.632cm">
              <text:p/>
            </draw:line>
            <draw:line draw:style-name="gr37" draw:text-style-name="P15" draw:layer="layout" svg:x1="9.953cm" svg:y1="20.632cm" svg:x2="9.831cm" svg:y2="20.575cm">
              <text:p/>
            </draw:line>
            <draw:line draw:style-name="gr38" draw:text-style-name="P15" draw:layer="layout" svg:x1="9.892cm" svg:y1="20.547cm" svg:x2="9.77cm" svg:y2="20.49cm">
              <text:p/>
            </draw:line>
            <draw:line draw:style-name="gr39" draw:text-style-name="P15" draw:layer="layout" svg:x1="10.074cm" svg:y1="20.576cm" svg:x2="9.952cm" svg:y2="20.519cm">
              <text:p/>
            </draw:line>
            <draw:line draw:style-name="gr40" draw:text-style-name="P15" draw:layer="layout" svg:x1="10.013cm" svg:y1="20.49cm" svg:x2="9.891cm" svg:y2="20.433cm">
              <text:p/>
            </draw:line>
            <draw:line draw:style-name="gr41" draw:text-style-name="P15" draw:layer="layout" svg:x1="10.135cm" svg:y1="20.434cm" svg:x2="10.013cm" svg:y2="20.377cm">
              <text:p/>
            </draw:line>
            <draw:line draw:style-name="gr42" draw:text-style-name="P15" draw:layer="layout" svg:x1="10.196cm" svg:y1="20.518cm" svg:x2="10.074cm" svg:y2="20.461cm">
              <text:p/>
            </draw:line>
            <draw:line draw:style-name="gr43" draw:text-style-name="P15" draw:layer="layout" svg:x1="9.405cm" svg:y1="21.001cm" svg:x2="9.283cm" svg:y2="20.944cm">
              <text:p/>
            </draw:line>
            <draw:line draw:style-name="gr44" draw:text-style-name="P15" draw:layer="layout" svg:x1="9.527cm" svg:y1="20.945cm" svg:x2="9.405cm" svg:y2="20.888cm">
              <text:p/>
            </draw:line>
            <draw:line draw:style-name="gr45" draw:text-style-name="P15" draw:layer="layout" svg:x1="9.648cm" svg:y1="20.887cm" svg:x2="9.526cm" svg:y2="20.83cm">
              <text:p/>
            </draw:line>
            <draw:line draw:style-name="gr46" draw:text-style-name="P15" draw:layer="layout" svg:x1="9.71cm" svg:y1="20.973cm" svg:x2="9.588cm" svg:y2="20.916cm">
              <text:p/>
            </draw:line>
            <draw:line draw:style-name="gr47" draw:text-style-name="P15" draw:layer="layout" svg:x1="9.831cm" svg:y1="20.916cm" svg:x2="9.709cm" svg:y2="20.859cm">
              <text:p/>
            </draw:line>
            <draw:line draw:style-name="gr48" draw:text-style-name="P15" draw:layer="layout" svg:x1="9.77cm" svg:y1="20.831cm" svg:x2="9.648cm" svg:y2="20.774cm">
              <text:p/>
            </draw:line>
            <draw:line draw:style-name="gr49" draw:text-style-name="P15" draw:layer="layout" svg:x1="9.892cm" svg:y1="20.774cm" svg:x2="9.77cm" svg:y2="20.717cm">
              <text:p/>
            </draw:line>
            <draw:line draw:style-name="gr50" draw:text-style-name="P15" draw:layer="layout" svg:x1="10.013cm" svg:y1="20.717cm" svg:x2="9.891cm" svg:y2="20.66cm">
              <text:p/>
            </draw:line>
            <draw:line draw:style-name="gr51" draw:text-style-name="P15" draw:layer="layout" svg:x1="10.135cm" svg:y1="20.66cm" svg:x2="10.013cm" svg:y2="20.603cm">
              <text:p/>
            </draw:line>
            <draw:line draw:style-name="gr52" draw:text-style-name="P15" draw:layer="layout" svg:x1="10.317cm" svg:y1="20.689cm" svg:x2="10.195cm" svg:y2="20.632cm">
              <text:p/>
            </draw:line>
            <draw:line draw:style-name="gr53" draw:text-style-name="P15" draw:layer="layout" svg:x1="10.257cm" svg:y1="20.604cm" svg:x2="10.135cm" svg:y2="20.547cm">
              <text:p/>
            </draw:line>
            <draw:line draw:style-name="gr54" draw:text-style-name="P15" draw:layer="layout" svg:x1="10.439cm" svg:y1="20.632cm" svg:x2="10.317cm" svg:y2="20.575cm">
              <text:p/>
            </draw:line>
            <draw:line draw:style-name="gr55" draw:text-style-name="P15" draw:layer="layout" svg:x1="9.466cm" svg:y1="21.087cm" svg:x2="9.344cm" svg:y2="21.03cm">
              <text:p/>
            </draw:line>
            <draw:line draw:style-name="gr56" draw:text-style-name="P15" draw:layer="layout" svg:x1="9.588cm" svg:y1="21.029cm" svg:x2="9.466cm" svg:y2="20.972cm">
              <text:p/>
            </draw:line>
            <draw:polygon draw:style-name="gr57" draw:text-style-name="P16" draw:layer="layout" svg:width="1.701cm" svg:height="0.936cm" svg:x="9.588cm" svg:y="20.717cm" svg:viewBox="0 0 1702 937" draw:points="1702,142 1702,0 0,795 0,937">
              <text:p/>
            </draw:polygon>
            <draw:polygon draw:style-name="gr58" draw:text-style-name="P17" draw:layer="layout" svg:width="2.917cm" svg:height="2.753cm" svg:x="8.372cm" svg:y="18.9cm" svg:viewBox="0 0 2918 2754" draw:points="1702,0 0,795 0,2044 60,2072 60,2214 1216,2754 2918,1959 2918,1817 1763,1277 1763,29">
              <text:p/>
            </draw:polygon>
            <draw:polygon draw:style-name="gr59" draw:text-style-name="P15" draw:layer="layout" svg:width="0.729cm" svg:height="0.34cm" svg:x="9.83cm" svg:y="20.802cm" svg:viewBox="0 0 730 341" draw:points="730,142 426,0 0,199 304,341">
              <text:p/>
            </draw:polygon>
            <draw:line draw:style-name="gr60" draw:text-style-name="P15" draw:layer="layout" svg:x1="9.101cm" svg:y1="21.029cm" svg:x2="8.979cm" svg:y2="20.972cm">
              <text:p/>
            </draw:line>
            <draw:line draw:style-name="gr61" draw:text-style-name="P15" draw:layer="layout" svg:x1="9.284cm" svg:y1="21.058cm" svg:x2="9.162cm" svg:y2="21.001cm">
              <text:p/>
            </draw:line>
          </draw:g>
        </draw:g>
        <draw:g xml:id="id9" draw:id="id9">
          <draw:glue-point draw:id="4" svg:x="1.963cm" svg:y="1.206cm"/>
          <draw:glue-point draw:id="5" svg:x="-4.998cm" svg:y="-0.517cm"/>
          <draw:glue-point draw:id="6" svg:x="-1.02cm" svg:y="-4.137cm"/>
          <draw:glue-point draw:id="7" svg:x="-2.014cm" svg:y="3.965cm"/>
          <draw:glue-point draw:id="8" svg:x="-4.004cm" svg:y="-5cm"/>
          <draw:path draw:style-name="gr62" draw:text-style-name="P2" draw:layer="layout" svg:width="0.406cm" svg:height="0.33cm" svg:x="5.993cm" svg:y="22.369cm" svg:viewBox="0 0 407 331" svg:d="M27 331c257 0 380-94 380-189s-93-142-280-142c0 142-197-142-100 331z">
            <text:p/>
          </draw:path>
          <draw:g>
            <draw:polygon draw:style-name="gr63" draw:text-style-name="P18" draw:layer="layout" svg:width="1.121cm" svg:height="2.652cm" svg:x="4.894cm" svg:y="20.047cm" svg:viewBox="0 0 1122 2653" draw:points="0,2085 0,0 1122,568 1122,2653">
              <text:p/>
            </draw:polygon>
            <draw:polygon draw:style-name="gr64" draw:text-style-name="P12" draw:layer="layout" svg:width="0.934cm" svg:height="2.368cm" svg:x="4.987cm" svg:y="20.189cm" svg:viewBox="0 0 935 2369" draw:points="0,1894 0,0 935,473 935,2369">
              <text:p/>
            </draw:polygon>
            <draw:polygon draw:style-name="gr65" draw:text-style-name="P9" draw:layer="layout" svg:width="1.225cm" svg:height="0.614cm" svg:x="4.894cm" svg:y="20cm" svg:viewBox="0 0 1226 615" draw:points="1122,615 0,47 104,0 1226,568">
              <text:p/>
            </draw:polygon>
            <draw:polygon draw:style-name="gr66" draw:text-style-name="P19" draw:layer="layout" svg:width="0.103cm" svg:height="2.131cm" svg:x="6.016cm" svg:y="20.568cm" svg:viewBox="0 0 104 2132" draw:points="0,2132 0,47 104,0 104,2085">
              <text:p/>
            </draw:polygon>
            <draw:polygon draw:style-name="gr67" draw:text-style-name="P17" draw:layer="layout" svg:width="1.225cm" svg:height="2.699cm" svg:x="4.894cm" svg:y="20cm" svg:viewBox="0 0 1226 2700" draw:points="104,0 1226,568 1226,2653 1122,2700 0,2132 0,47">
              <text:p/>
            </draw:polygon>
          </draw:g>
        </draw:g>
        <draw:g xml:id="id8" draw:id="id8">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68" draw:text-style-name="P2" draw:layer="layout" svg:width="0.478cm" svg:height="0.466cm" svg:x="7.626cm" svg:y="20.843cm" svg:viewBox="0 0 479 467" svg:d="M30 467c246 0 522-52 432-259-89-208-123-208-369-208 0 156-157-52-63 467z">
            <text:p/>
          </draw:path>
          <draw:g>
            <draw:polygon draw:style-name="gr69" draw:text-style-name="P20" draw:layer="layout" svg:width="0.628cm" svg:height="1.557cm" svg:x="7cm" svg:y="19.752cm" svg:viewBox="0 0 629 1558" draw:points="0,1195 0,0 629,364 629,1558">
              <text:p/>
            </draw:polygon>
            <draw:polygon draw:style-name="gr70" draw:text-style-name="P12" draw:layer="layout" svg:width="0.448cm" svg:height="1.09cm" svg:x="7.09cm" svg:y="19.908cm" svg:viewBox="0 0 449 1091" draw:points="0,831 0,0 449,260 449,1091">
              <text:p/>
            </draw:polygon>
            <draw:polygon draw:style-name="gr71" draw:text-style-name="P21" draw:layer="layout" svg:width="0.718cm" svg:height="0.414cm" svg:x="7cm" svg:y="19.7cm" svg:viewBox="0 0 719 415" draw:points="629,415 0,52 90,0 719,364">
              <text:p/>
            </draw:polygon>
            <draw:polygon draw:style-name="gr72" draw:text-style-name="P22" draw:layer="layout" svg:width="0.089cm" svg:height="1.245cm" svg:x="7.629cm" svg:y="20.064cm" svg:viewBox="0 0 90 1246" draw:points="0,1246 0,52 90,0 90,1195">
              <text:p/>
            </draw:polygon>
            <draw:polygon draw:style-name="gr73" draw:text-style-name="P17" draw:layer="layout" svg:width="0.718cm" svg:height="1.609cm" svg:x="7cm" svg:y="19.7cm" svg:viewBox="0 0 719 1610" draw:points="90,0 719,364 719,1558 629,1610 0,1246 0,52">
              <text:p/>
            </draw:polygon>
            <draw:line draw:style-name="gr74" draw:text-style-name="P23" draw:layer="layout" svg:x1="7.18cm" svg:y1="20.895cm" svg:x2="7.45cm" svg:y2="21.051cm">
              <text:p/>
            </draw:line>
          </draw:g>
        </draw:g>
        <draw:frame draw:style-name="gr1" draw:text-style-name="P1" xml:id="id11" draw:id="id11" draw:layer="layout" svg:width="1.736cm" svg:height="3.803cm" svg:x="11cm" svg:y="13.797cm">
          <draw:image xlink:href="Pictures/10000201000000A300000165BB92811497BA027F.png" xlink:type="simple" xlink:show="embed" xlink:actuate="onLoad">
            <text:p/>
          </draw:image>
        </draw:frame>
        <draw:g xml:id="id14" draw:id="id14">
          <draw:glue-point draw:id="4" svg:x="3.888cm" svg:y="0.154cm"/>
          <draw:glue-point draw:id="5" svg:x="1.481cm" svg:y="-3.453cm"/>
          <draw:glue-point draw:id="6" svg:x="-5cm" svg:y="2.113cm"/>
          <draw:glue-point draw:id="7" svg:x="0.185cm" svg:y="5cm"/>
          <draw:glue-point draw:id="8" svg:x="3.703cm" svg:y="3.041cm"/>
          <draw:glue-point draw:id="9" svg:x="3.721cm" svg:y="2.986cm"/>
          <draw:path draw:style-name="gr75" draw:text-style-name="P2" draw:layer="layout" svg:width="1.444cm" svg:height="0.667cm" svg:x="14.684cm" svg:y="16.097cm" svg:viewBox="0 0 1445 668" svg:d="M0 668c0 0 1095-246 1347-432 233-173-1-236-169-236 0 85-1178 628-1178 668z">
            <text:p/>
          </draw:path>
          <draw:g>
            <draw:polygon draw:style-name="gr76" draw:text-style-name="P9" draw:layer="layout" svg:width="2.856cm" svg:height="1.334cm" svg:x="13.061cm" svg:y="15.523cm" svg:viewBox="0 0 2857 1335" draw:points="1155,1335 2857,540 1703,0 0,795">
              <text:p/>
            </draw:polygon>
            <draw:polygon draw:style-name="gr77" draw:text-style-name="P10" draw:layer="layout" svg:width="1.884cm" svg:height="0.879cm" svg:x="13.365cm" svg:y="15.665cm" svg:viewBox="0 0 1885 880" draw:points="1885,227 1399,0 0,653 486,880">
              <text:p/>
            </draw:polygon>
            <draw:polygon draw:style-name="gr78" draw:text-style-name="P11" draw:layer="layout" svg:width="1.701cm" svg:height="2.043cm" svg:x="13.062cm" svg:y="14.275cm" svg:viewBox="0 0 1702 2044" draw:points="1702,1249 1702,0 0,795 0,2044">
              <text:p/>
            </draw:polygon>
            <draw:polygon draw:style-name="gr79" draw:text-style-name="P12" draw:layer="layout" svg:width="1.579cm" svg:height="1.788cm" svg:x="13.122cm" svg:y="14.359cm" svg:viewBox="0 0 1580 1789" draw:points="1580,1050 1580,0 0,738 0,1789">
              <text:p/>
            </draw:polygon>
            <draw:polygon draw:style-name="gr80" draw:text-style-name="P9" draw:layer="layout" svg:width="1.762cm" svg:height="0.823cm" svg:x="13.001cm" svg:y="14.246cm" svg:viewBox="0 0 1763 824" draw:points="61,824 1763,29 1702,0 0,795">
              <text:p/>
            </draw:polygon>
            <draw:polygon draw:style-name="gr81" draw:text-style-name="P13" draw:layer="layout" svg:width="0.06cm" svg:height="1.276cm" svg:x="13cm" svg:y="15.041cm" svg:viewBox="0 0 61 1277" draw:points="61,1277 61,29 0,0 0,1249">
              <text:p/>
            </draw:polygon>
            <draw:polygon draw:style-name="gr82" draw:text-style-name="P14" draw:layer="layout" svg:width="1.154cm" svg:height="0.681cm" svg:x="13.062cm" svg:y="16.318cm" svg:viewBox="0 0 1155 682" draw:points="1155,682 1155,540 0,0 0,142">
              <text:p/>
            </draw:polygon>
            <draw:line draw:style-name="gr83" draw:text-style-name="P15" draw:layer="layout" svg:x1="15.129cm" svg:y1="15.836cm" svg:x2="13.73cm" svg:y2="16.489cm">
              <text:p/>
            </draw:line>
            <draw:line draw:style-name="gr84" draw:text-style-name="P15" draw:layer="layout" svg:x1="15.007cm" svg:y1="15.779cm" svg:x2="13.608cm" svg:y2="16.432cm">
              <text:p/>
            </draw:line>
            <draw:line draw:style-name="gr85" draw:text-style-name="P15" draw:layer="layout" svg:x1="14.886cm" svg:y1="15.723cm" svg:x2="13.487cm" svg:y2="16.376cm">
              <text:p/>
            </draw:line>
            <draw:line draw:style-name="gr86" draw:text-style-name="P15" draw:layer="layout" svg:x1="13.67cm" svg:y1="16.291cm" svg:x2="13.548cm" svg:y2="16.234cm">
              <text:p/>
            </draw:line>
            <draw:line draw:style-name="gr87" draw:text-style-name="P15" draw:layer="layout" svg:x1="13.791cm" svg:y1="16.233cm" svg:x2="13.669cm" svg:y2="16.176cm">
              <text:p/>
            </draw:line>
            <draw:line draw:style-name="gr88" draw:text-style-name="P15" draw:layer="layout" svg:x1="13.913cm" svg:y1="16.177cm" svg:x2="13.791cm" svg:y2="16.12cm">
              <text:p/>
            </draw:line>
            <draw:line draw:style-name="gr89" draw:text-style-name="P15" draw:layer="layout" svg:x1="13.852cm" svg:y1="16.319cm" svg:x2="13.73cm" svg:y2="16.262cm">
              <text:p/>
            </draw:line>
            <draw:line draw:style-name="gr90" draw:text-style-name="P15" draw:layer="layout" svg:x1="13.973cm" svg:y1="16.262cm" svg:x2="13.851cm" svg:y2="16.205cm">
              <text:p/>
            </draw:line>
            <draw:line draw:style-name="gr91" draw:text-style-name="P15" draw:layer="layout" svg:x1="14.095cm" svg:y1="16.205cm" svg:x2="13.973cm" svg:y2="16.148cm">
              <text:p/>
            </draw:line>
            <draw:line draw:style-name="gr92" draw:text-style-name="P15" draw:layer="layout" svg:x1="14.034cm" svg:y1="16.12cm" svg:x2="13.912cm" svg:y2="16.063cm">
              <text:p/>
            </draw:line>
            <draw:line draw:style-name="gr93" draw:text-style-name="P15" draw:layer="layout" svg:x1="14.217cm" svg:y1="16.148cm" svg:x2="14.095cm" svg:y2="16.091cm">
              <text:p/>
            </draw:line>
            <draw:line draw:style-name="gr94" draw:text-style-name="P15" draw:layer="layout" svg:x1="14.156cm" svg:y1="16.063cm" svg:x2="14.034cm" svg:y2="16.006cm">
              <text:p/>
            </draw:line>
            <draw:line draw:style-name="gr95" draw:text-style-name="P15" draw:layer="layout" svg:x1="14.277cm" svg:y1="16.006cm" svg:x2="14.155cm" svg:y2="15.949cm">
              <text:p/>
            </draw:line>
            <draw:line draw:style-name="gr96" draw:text-style-name="P15" draw:layer="layout" svg:x1="14.399cm" svg:y1="15.95cm" svg:x2="14.277cm" svg:y2="15.893cm">
              <text:p/>
            </draw:line>
            <draw:line draw:style-name="gr97" draw:text-style-name="P15" draw:layer="layout" svg:x1="14.339cm" svg:y1="16.092cm" svg:x2="14.217cm" svg:y2="16.035cm">
              <text:p/>
            </draw:line>
            <draw:line draw:style-name="gr98" draw:text-style-name="P15" draw:layer="layout" svg:x1="14.46cm" svg:y1="16.035cm" svg:x2="14.338cm" svg:y2="15.978cm">
              <text:p/>
            </draw:line>
            <draw:line draw:style-name="gr99" draw:text-style-name="P15" draw:layer="layout" svg:x1="14.582cm" svg:y1="15.978cm" svg:x2="14.46cm" svg:y2="15.921cm">
              <text:p/>
            </draw:line>
            <draw:line draw:style-name="gr100" draw:text-style-name="P15" draw:layer="layout" svg:x1="14.521cm" svg:y1="15.893cm" svg:x2="14.399cm" svg:y2="15.836cm">
              <text:p/>
            </draw:line>
            <draw:line draw:style-name="gr101" draw:text-style-name="P15" draw:layer="layout" svg:x1="14.703cm" svg:y1="15.922cm" svg:x2="14.581cm" svg:y2="15.865cm">
              <text:p/>
            </draw:line>
            <draw:line draw:style-name="gr102" draw:text-style-name="P15" draw:layer="layout" svg:x1="14.642cm" svg:y1="15.836cm" svg:x2="14.52cm" svg:y2="15.779cm">
              <text:p/>
            </draw:line>
            <draw:line draw:style-name="gr103" draw:text-style-name="P15" draw:layer="layout" svg:x1="14.764cm" svg:y1="15.78cm" svg:x2="14.642cm" svg:y2="15.723cm">
              <text:p/>
            </draw:line>
            <draw:line draw:style-name="gr104" draw:text-style-name="P15" draw:layer="layout" svg:x1="14.825cm" svg:y1="15.864cm" svg:x2="14.703cm" svg:y2="15.807cm">
              <text:p/>
            </draw:line>
            <draw:line draw:style-name="gr105" draw:text-style-name="P15" draw:layer="layout" svg:x1="14.034cm" svg:y1="16.347cm" svg:x2="13.912cm" svg:y2="16.29cm">
              <text:p/>
            </draw:line>
            <draw:line draw:style-name="gr106" draw:text-style-name="P15" draw:layer="layout" svg:x1="14.156cm" svg:y1="16.291cm" svg:x2="14.034cm" svg:y2="16.234cm">
              <text:p/>
            </draw:line>
            <draw:line draw:style-name="gr107" draw:text-style-name="P15" draw:layer="layout" svg:x1="14.277cm" svg:y1="16.233cm" svg:x2="14.155cm" svg:y2="16.176cm">
              <text:p/>
            </draw:line>
            <draw:line draw:style-name="gr108" draw:text-style-name="P15" draw:layer="layout" svg:x1="14.339cm" svg:y1="16.319cm" svg:x2="14.217cm" svg:y2="16.262cm">
              <text:p/>
            </draw:line>
            <draw:line draw:style-name="gr109" draw:text-style-name="P15" draw:layer="layout" svg:x1="14.46cm" svg:y1="16.262cm" svg:x2="14.338cm" svg:y2="16.205cm">
              <text:p/>
            </draw:line>
            <draw:line draw:style-name="gr110" draw:text-style-name="P15" draw:layer="layout" svg:x1="14.399cm" svg:y1="16.177cm" svg:x2="14.277cm" svg:y2="16.12cm">
              <text:p/>
            </draw:line>
            <draw:line draw:style-name="gr111" draw:text-style-name="P15" draw:layer="layout" svg:x1="14.521cm" svg:y1="16.12cm" svg:x2="14.399cm" svg:y2="16.063cm">
              <text:p/>
            </draw:line>
            <draw:line draw:style-name="gr112" draw:text-style-name="P15" draw:layer="layout" svg:x1="14.642cm" svg:y1="16.063cm" svg:x2="14.52cm" svg:y2="16.006cm">
              <text:p/>
            </draw:line>
            <draw:line draw:style-name="gr113" draw:text-style-name="P15" draw:layer="layout" svg:x1="14.764cm" svg:y1="16.006cm" svg:x2="14.642cm" svg:y2="15.949cm">
              <text:p/>
            </draw:line>
            <draw:line draw:style-name="gr114" draw:text-style-name="P15" draw:layer="layout" svg:x1="14.946cm" svg:y1="16.035cm" svg:x2="14.824cm" svg:y2="15.978cm">
              <text:p/>
            </draw:line>
            <draw:line draw:style-name="gr115" draw:text-style-name="P15" draw:layer="layout" svg:x1="14.886cm" svg:y1="15.95cm" svg:x2="14.764cm" svg:y2="15.893cm">
              <text:p/>
            </draw:line>
            <draw:line draw:style-name="gr116" draw:text-style-name="P15" draw:layer="layout" svg:x1="15.068cm" svg:y1="15.978cm" svg:x2="14.946cm" svg:y2="15.921cm">
              <text:p/>
            </draw:line>
            <draw:line draw:style-name="gr117" draw:text-style-name="P15" draw:layer="layout" svg:x1="14.095cm" svg:y1="16.433cm" svg:x2="13.973cm" svg:y2="16.376cm">
              <text:p/>
            </draw:line>
            <draw:line draw:style-name="gr118" draw:text-style-name="P15" draw:layer="layout" svg:x1="14.217cm" svg:y1="16.375cm" svg:x2="14.095cm" svg:y2="16.318cm">
              <text:p/>
            </draw:line>
            <draw:polygon draw:style-name="gr119" draw:text-style-name="P16" draw:layer="layout" svg:width="1.701cm" svg:height="0.936cm" svg:x="14.217cm" svg:y="16.063cm" svg:viewBox="0 0 1702 937" draw:points="1702,142 1702,0 0,795 0,937">
              <text:p/>
            </draw:polygon>
            <draw:polygon draw:style-name="gr120" draw:text-style-name="P17" draw:layer="layout" svg:width="2.917cm" svg:height="2.753cm" svg:x="13.001cm" svg:y="14.246cm" svg:viewBox="0 0 2918 2754" draw:points="1702,0 0,795 0,2044 60,2072 60,2214 1216,2754 2918,1959 2918,1817 1763,1277 1763,29">
              <text:p/>
            </draw:polygon>
            <draw:polygon draw:style-name="gr121" draw:text-style-name="P15" draw:layer="layout" svg:width="0.729cm" svg:height="0.34cm" svg:x="14.459cm" svg:y="16.148cm" svg:viewBox="0 0 730 341" draw:points="730,142 426,0 0,199 304,341">
              <text:p/>
            </draw:polygon>
            <draw:line draw:style-name="gr122" draw:text-style-name="P15" draw:layer="layout" svg:x1="13.73cm" svg:y1="16.375cm" svg:x2="13.608cm" svg:y2="16.318cm">
              <text:p/>
            </draw:line>
            <draw:line draw:style-name="gr123" draw:text-style-name="P15" draw:layer="layout" svg:x1="13.913cm" svg:y1="16.404cm" svg:x2="13.791cm" svg:y2="16.347cm">
              <text:p/>
            </draw:line>
          </draw:g>
        </draw:g>
        <draw:g xml:id="id12" draw:id="id12">
          <draw:glue-point draw:id="4" svg:x="1.963cm" svg:y="1.206cm"/>
          <draw:glue-point draw:id="5" svg:x="-4.998cm" svg:y="-0.517cm"/>
          <draw:glue-point draw:id="6" svg:x="-1.02cm" svg:y="-4.137cm"/>
          <draw:glue-point draw:id="7" svg:x="-2.014cm" svg:y="3.965cm"/>
          <draw:glue-point draw:id="8" svg:x="-4.004cm" svg:y="-5cm"/>
          <draw:path draw:style-name="gr124" draw:text-style-name="P2" draw:layer="layout" svg:width="0.406cm" svg:height="0.377cm" svg:x="15.929cm" svg:y="21.802cm" svg:viewBox="0 0 407 378" svg:d="M27 378c257 0 380-108 380-216s-93-162-280-162c0 162-197-162-100 378z">
            <text:p/>
          </draw:path>
          <draw:g>
            <draw:polygon draw:style-name="gr125" draw:text-style-name="P18" draw:layer="layout" svg:width="1.121cm" svg:height="3.025cm" svg:x="14.83cm" svg:y="19.154cm" svg:viewBox="0 0 1122 3026" draw:points="0,2378 0,0 1122,648 1122,3026">
              <text:p/>
            </draw:polygon>
            <draw:polygon draw:style-name="gr126" draw:text-style-name="P12" draw:layer="layout" svg:width="0.934cm" svg:height="2.701cm" svg:x="14.923cm" svg:y="19.316cm" svg:viewBox="0 0 935 2702" draw:points="0,2161 0,0 935,540 935,2702">
              <text:p/>
            </draw:polygon>
            <draw:polygon draw:style-name="gr127" draw:text-style-name="P9" draw:layer="layout" svg:width="1.225cm" svg:height="0.701cm" svg:x="14.83cm" svg:y="19.1cm" svg:viewBox="0 0 1226 702" draw:points="1122,702 0,54 104,0 1226,648">
              <text:p/>
            </draw:polygon>
            <draw:polygon draw:style-name="gr128" draw:text-style-name="P19" draw:layer="layout" svg:width="0.103cm" svg:height="2.431cm" svg:x="15.952cm" svg:y="19.748cm" svg:viewBox="0 0 104 2432" draw:points="0,2432 0,54 104,0 104,2378">
              <text:p/>
            </draw:polygon>
            <draw:polygon draw:style-name="gr129" draw:text-style-name="P17" draw:layer="layout" svg:width="1.225cm" svg:height="3.079cm" svg:x="14.83cm" svg:y="19.1cm" svg:viewBox="0 0 1226 3080" draw:points="104,0 1226,648 1226,3026 1122,3080 0,2432 0,54">
              <text:p/>
            </draw:polygon>
          </draw:g>
        </draw:g>
        <draw:g xml:id="id16" draw:id="id16">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30" draw:text-style-name="P2" draw:layer="layout" svg:width="0.478cm" svg:height="0.466cm" svg:x="18.726cm" svg:y="19.043cm" svg:viewBox="0 0 479 467" svg:d="M30 467c246 0 522-52 432-259-89-208-123-208-369-208 0 156-157-52-63 467z">
            <text:p/>
          </draw:path>
          <draw:g>
            <draw:polygon draw:style-name="gr131" draw:text-style-name="P20" draw:layer="layout" svg:width="0.628cm" svg:height="1.557cm" svg:x="18.1cm" svg:y="17.952cm" svg:viewBox="0 0 629 1558" draw:points="0,1195 0,0 629,364 629,1558">
              <text:p/>
            </draw:polygon>
            <draw:polygon draw:style-name="gr132" draw:text-style-name="P12" draw:layer="layout" svg:width="0.448cm" svg:height="1.09cm" svg:x="18.19cm" svg:y="18.108cm" svg:viewBox="0 0 449 1091" draw:points="0,831 0,0 449,260 449,1091">
              <text:p/>
            </draw:polygon>
            <draw:polygon draw:style-name="gr133" draw:text-style-name="P21" draw:layer="layout" svg:width="0.718cm" svg:height="0.414cm" svg:x="18.1cm" svg:y="17.9cm" svg:viewBox="0 0 719 415" draw:points="629,415 0,52 90,0 719,364">
              <text:p/>
            </draw:polygon>
            <draw:polygon draw:style-name="gr134" draw:text-style-name="P22" draw:layer="layout" svg:width="0.089cm" svg:height="1.245cm" svg:x="18.729cm" svg:y="18.264cm" svg:viewBox="0 0 90 1246" draw:points="0,1246 0,52 90,0 90,1195">
              <text:p/>
            </draw:polygon>
            <draw:polygon draw:style-name="gr135" draw:text-style-name="P17" draw:layer="layout" svg:width="0.718cm" svg:height="1.609cm" svg:x="18.1cm" svg:y="17.9cm" svg:viewBox="0 0 719 1610" draw:points="90,0 719,364 719,1558 629,1610 0,1246 0,52">
              <text:p/>
            </draw:polygon>
            <draw:line draw:style-name="gr136" draw:text-style-name="P23" draw:layer="layout" svg:x1="18.28cm" svg:y1="19.095cm" svg:x2="18.55cm" svg:y2="19.251cm">
              <text:p/>
            </draw:line>
          </draw:g>
        </draw:g>
        <draw:g xml:id="id5" draw:id="id5">
          <draw:glue-point draw:id="4" svg:x="-1.497cm" svg:y="-4.032cm"/>
          <draw:glue-point draw:id="5" svg:x="1.751cm" svg:y="0.806cm"/>
          <draw:glue-point draw:id="6" svg:x="-5.239cm" svg:y="-1.451cm"/>
          <draw:glue-point draw:id="7" svg:x="-2.309cm" svg:y="3.709cm"/>
          <draw:glue-point draw:id="8" svg:x="-3.934cm" svg:y="-5cm"/>
          <draw:glue-point draw:id="9" svg:x="-5.239cm" svg:y="2.741cm"/>
          <draw:path draw:style-name="gr137" draw:text-style-name="P2" draw:layer="layout" svg:width="0.478cm" svg:height="0.466cm" svg:x="18.826cm" svg:y="3.743cm" svg:viewBox="0 0 479 467" svg:d="M30 467c246 0 522-52 432-259-89-208-123-208-369-208 0 156-157-52-63 467z">
            <text:p/>
          </draw:path>
          <draw:g>
            <draw:polygon draw:style-name="gr138" draw:text-style-name="P20" draw:layer="layout" svg:width="0.628cm" svg:height="1.557cm" svg:x="18.2cm" svg:y="2.652cm" svg:viewBox="0 0 629 1558" draw:points="0,1195 0,0 629,364 629,1558">
              <text:p/>
            </draw:polygon>
            <draw:polygon draw:style-name="gr139" draw:text-style-name="P12" draw:layer="layout" svg:width="0.448cm" svg:height="1.09cm" svg:x="18.29cm" svg:y="2.808cm" svg:viewBox="0 0 449 1091" draw:points="0,831 0,0 449,260 449,1091">
              <text:p/>
            </draw:polygon>
            <draw:polygon draw:style-name="gr140" draw:text-style-name="P21" draw:layer="layout" svg:width="0.718cm" svg:height="0.414cm" svg:x="18.2cm" svg:y="2.6cm" svg:viewBox="0 0 719 415" draw:points="629,415 0,52 90,0 719,364">
              <text:p/>
            </draw:polygon>
            <draw:polygon draw:style-name="gr141" draw:text-style-name="P22" draw:layer="layout" svg:width="0.089cm" svg:height="1.245cm" svg:x="18.829cm" svg:y="2.964cm" svg:viewBox="0 0 90 1246" draw:points="0,1246 0,52 90,0 90,1195">
              <text:p/>
            </draw:polygon>
            <draw:polygon draw:style-name="gr142" draw:text-style-name="P17" draw:layer="layout" svg:width="0.718cm" svg:height="1.609cm" svg:x="18.2cm" svg:y="2.6cm" svg:viewBox="0 0 719 1610" draw:points="90,0 719,364 719,1558 629,1610 0,1246 0,52">
              <text:p/>
            </draw:polygon>
            <draw:line draw:style-name="gr143" draw:text-style-name="P23" draw:layer="layout" svg:x1="18.38cm" svg:y1="3.795cm" svg:x2="18.65cm" svg:y2="3.951cm">
              <text:p/>
            </draw:line>
          </draw:g>
        </draw:g>
        <draw:frame draw:style-name="gr1" draw:text-style-name="P1" xml:id="id7" draw:id="id7" draw:layer="layout" svg:width="1.399cm" svg:height="1.152cm" svg:x="7.901cm" svg:y="17.3cm">
          <draw:image xlink:href="Pictures/10000201000001540000011876459F274FAC3416.png" xlink:type="simple" xlink:show="embed" xlink:actuate="onLoad">
            <text:p/>
          </draw:image>
        </draw:frame>
        <draw:frame draw:style-name="gr1" draw:text-style-name="P1" xml:id="id15" draw:id="id15" draw:layer="layout" svg:width="1.399cm" svg:height="1.152cm" svg:x="17.701cm" svg:y="14.9cm">
          <draw:image xlink:href="Pictures/10000201000001540000011876459F274FAC3416.png" xlink:type="simple" xlink:show="embed" xlink:actuate="onLoad">
            <text:p/>
          </draw:image>
        </draw:frame>
        <draw:g xml:id="id13" draw:id="id13">
          <draw:glue-point draw:id="4" svg:x="-1.665cm" svg:y="-5cm"/>
          <draw:glue-point draw:id="5" svg:x="0.239cm" svg:y="-4.285cm"/>
          <draw:glue-point draw:id="6" svg:x="3.096cm" svg:y="-3.214cm"/>
          <draw:glue-point draw:id="7" svg:x="3.096cm" svg:y="0.357cm"/>
          <draw:glue-point draw:id="8" svg:x="3.096cm" svg:y="3.928cm"/>
          <draw:glue-point draw:id="9" svg:x="1.668cm" svg:y="4.464cm"/>
          <draw:glue-point draw:id="10" svg:x="0.239cm" svg:y="5cm"/>
          <draw:glue-point draw:id="11" svg:x="-2.141cm" svg:y="4.107cm"/>
          <draw:glue-point draw:id="12" svg:x="-4.522cm" svg:y="3.214cm"/>
          <draw:glue-point draw:id="13" svg:x="-4.998cm" svg:y="1.607cm"/>
          <draw:glue-point draw:id="14" svg:x="-4.998cm" svg:y="-1.964cm"/>
          <draw:glue-point draw:id="15" svg:x="-4.998cm" svg:y="-3.75cm"/>
          <draw:glue-point draw:id="16" svg:x="-3.093cm" svg:y="-4.464cm"/>
          <draw:path draw:style-name="gr144" draw:text-style-name="P2" draw:layer="layout" svg:width="0.564cm" svg:height="0.299cm" svg:x="3.235cm" svg:y="19.4cm" svg:viewBox="0 0 565 300" svg:d="M0 300c155 0 565-75 565-150s-71-150-226-150c0 75-339 200-339 300z">
            <text:p/>
          </draw:path>
          <draw:g>
            <draw:polygon draw:style-name="gr145" draw:text-style-name="P24" draw:layer="layout" svg:width="0.621cm" svg:height="0.724cm" svg:x="2.613cm" svg:y="18.975cm" svg:viewBox="0 0 622 725" draw:points="57,475 0,250 0,0 565,250 565,500 622,725">
              <text:p/>
            </draw:polygon>
            <draw:polygon draw:style-name="gr146" draw:text-style-name="P25" draw:layer="layout" svg:width="0.734cm" svg:height="0.324cm" svg:x="2.613cm" svg:y="18.4cm" svg:viewBox="0 0 735 325" draw:points="565,325 0,75 170,0 735,250">
              <text:p/>
            </draw:polygon>
            <draw:polygon draw:style-name="gr147" draw:text-style-name="P24" draw:layer="layout" svg:width="0.564cm" svg:height="0.749cm" svg:x="2.613cm" svg:y="18.475cm" svg:viewBox="0 0 565 750" draw:points="0,500 0,0 565,250 565,750">
              <text:p/>
            </draw:polygon>
            <draw:polygon draw:style-name="gr148" draw:text-style-name="P26" draw:layer="layout" svg:width="0.338cm" svg:height="0.274cm" svg:x="2.67cm" svg:y="18.575cm" svg:viewBox="0 0 339 275" draw:points="0,125 0,0 339,150 339,275">
              <text:p/>
            </draw:polygon>
            <draw:polygon draw:style-name="gr149" draw:text-style-name="P27" draw:layer="layout" svg:width="0.056cm" svg:height="0.074cm" svg:x="3.065cm" svg:y="18.825cm" svg:viewBox="0 0 57 75" draw:points="0,50 0,0 57,25 57,75">
              <text:p/>
            </draw:polygon>
            <draw:polygon draw:style-name="gr150" draw:text-style-name="P27" draw:layer="layout" svg:width="0.056cm" svg:height="0.074cm" svg:x="3.065cm" svg:y="18.75cm" svg:viewBox="0 0 57 75" draw:points="0,50 0,0 57,25 57,75">
              <text:p/>
            </draw:polygon>
            <draw:polygon draw:style-name="gr151" draw:text-style-name="P28" draw:layer="layout" svg:width="0.395cm" svg:height="1.149cm" svg:x="3.178cm" svg:y="18.55cm" svg:viewBox="0 0 396 1150" draw:points="57,1150 0,925 0,675 170,600 170,100 396,0 396,1000">
              <text:p/>
            </draw:polygon>
            <draw:polygon draw:style-name="gr152" draw:text-style-name="P25" draw:layer="layout" svg:width="0.79cm" svg:height="0.349cm" svg:x="2.783cm" svg:y="18.3cm" svg:viewBox="0 0 791 350" draw:points="565,350 0,100 226,0 791,250">
              <text:p/>
            </draw:polygon>
            <draw:line draw:style-name="gr153" draw:text-style-name="P29" draw:layer="layout" svg:x1="2.726cm" svg:y1="19.275cm" svg:x2="3.065cm" svg:y2="19.425cm">
              <text:p/>
            </draw:line>
            <draw:line draw:style-name="gr154" draw:text-style-name="P29" draw:layer="layout" svg:x1="3.122cm" svg:y1="19.35cm" svg:x2="3.122cm" svg:y2="19.45cm">
              <text:p/>
            </draw:line>
            <draw:line draw:style-name="gr155" draw:text-style-name="P29" draw:layer="layout" svg:x1="2.67cm" svg:y1="19.15cm" svg:x2="2.67cm" svg:y2="19.25cm">
              <text:p/>
            </draw:line>
            <draw:polygon draw:style-name="gr156" draw:text-style-name="P28" draw:layer="layout" svg:width="0.169cm" svg:height="0.574cm" svg:x="3.178cm" svg:y="18.65cm" svg:viewBox="0 0 170 575" draw:points="0,575 0,75 170,0 170,500">
              <text:p/>
            </draw:polygon>
            <draw:polygon draw:style-name="gr157" draw:text-style-name="P30" draw:layer="layout" svg:width="0.112cm" svg:height="0.149cm" svg:x="3.009cm" svg:y="19cm" svg:viewBox="0 0 113 150" draw:points="0,100 0,0 113,50 113,150">
              <text:p/>
            </draw:polygon>
            <draw:polygon draw:style-name="gr158" draw:text-style-name="P17" draw:layer="layout" svg:width="0.96cm" svg:height="1.399cm" svg:x="2.613cm" svg:y="18.3cm" svg:viewBox="0 0 961 1400" draw:points="57,1150 0,925 0,175 396,0 961,250 961,1250 622,1400">
              <text:p/>
            </draw:polygon>
            <draw:line draw:style-name="gr159" draw:text-style-name="P29" draw:layer="layout" svg:x1="2.613cm" svg:y1="18.975cm" svg:x2="3.178cm" svg:y2="19.225cm">
              <text:p/>
            </draw:line>
            <draw:line draw:style-name="gr160" draw:text-style-name="P29" draw:layer="layout" svg:x1="3.348cm" svg:y1="19.15cm" svg:x2="3.178cm" svg:y2="19.225cm">
              <text:p/>
            </draw:line>
            <draw:line draw:style-name="gr161" draw:text-style-name="P29" draw:layer="layout" svg:x1="3.348cm" svg:y1="18.65cm" svg:x2="3.348cm" svg:y2="19.15cm">
              <text:p/>
            </draw:line>
            <draw:line draw:style-name="gr162" draw:text-style-name="P29" draw:layer="layout" svg:x1="2.783cm" svg:y1="18.4cm" svg:x2="3.348cm" svg:y2="18.65cm">
              <text:p/>
            </draw:line>
            <draw:line draw:style-name="gr163" draw:text-style-name="P29" draw:layer="layout" svg:x1="3.178cm" svg:y1="18.975cm" svg:x2="2.613cm" svg:y2="18.725cm">
              <text:p/>
            </draw:line>
            <draw:line draw:style-name="gr164" draw:text-style-name="P29" draw:layer="layout" svg:x1="3.178cm" svg:y1="19.05cm" svg:x2="2.613cm" svg:y2="18.8cm">
              <text:p/>
            </draw:line>
          </draw:g>
        </draw:g>
        <draw:connector draw:style-name="gr165" draw:text-style-name="P1" draw:layer="layout" draw:line-skew="-0.226cm" svg:x1="5.3cm" svg:y1="13.831cm" svg:x2="4.984cm" svg:y2="10.821cm" draw:start-shape="id1" draw:end-shape="id2" svg:d="M5300 13831v-1731h-316v-1279" svg:viewBox="0 0 317 3011">
          <text:p/>
        </draw:connector>
        <draw:connector draw:style-name="gr165" draw:text-style-name="P1" draw:layer="layout" svg:x1="10.4cm" svg:y1="5.9cm" svg:x2="4.984cm" svg:y2="8.3cm" draw:start-shape="id3" draw:end-shape="id2" svg:d="M10400 5900v1201h-5416v1199" svg:viewBox="0 0 5417 2401">
          <text:p/>
        </draw:connector>
        <draw:connector draw:style-name="gr165" draw:text-style-name="P1" draw:layer="layout" svg:x1="10.4cm" svg:y1="5.9cm" svg:x2="16.07cm" svg:y2="10.931cm" draw:start-shape="id3" draw:end-shape="id4" draw:end-glue-point="27" svg:d="M10400 5900v2400h5670v2631" svg:viewBox="0 0 5671 5032">
          <text:p/>
        </draw:connector>
        <draw:connector draw:style-name="gr165" draw:text-style-name="P1" draw:layer="layout" svg:x1="15.3cm" svg:y1="3.75cm" svg:x2="18.2cm" svg:y2="3.172cm" draw:start-shape="id3" draw:end-shape="id5" draw:end-glue-point="6" svg:d="M15300 3750h1451v-578h1449" svg:viewBox="0 0 2901 579">
          <text:p/>
        </draw:connector>
        <draw:connector draw:style-name="gr165" draw:text-style-name="P1" draw:layer="layout" svg:x1="5.3cm" svg:y1="13.831cm" svg:x2="3.036cm" svg:y2="12.101cm" draw:start-shape="id1" draw:end-shape="id6" svg:d="M5300 13831v-1730h-2264" svg:viewBox="0 0 2265 1731">
          <text:p/>
        </draw:connector>
        <draw:connector draw:style-name="gr165" draw:text-style-name="P1" draw:layer="layout" svg:x1="5.3cm" svg:y1="17.3cm" svg:x2="7.901cm" svg:y2="17.876cm" draw:start-shape="id1" draw:start-glue-point="2" draw:end-shape="id7" draw:end-glue-point="3" svg:d="M5300 17300v576h2601" svg:viewBox="0 0 2602 577">
          <text:p/>
        </draw:connector>
        <draw:connector draw:style-name="gr165" draw:text-style-name="P1" draw:layer="layout" svg:x1="5.3cm" svg:y1="17.3cm" svg:x2="7.552cm" svg:y2="19.7cm" draw:start-shape="id1" draw:end-shape="id8" draw:end-glue-point="0" svg:d="M5300 17300v1200h2252v1200" svg:viewBox="0 0 2253 2401">
          <text:p/>
        </draw:connector>
        <draw:connector draw:style-name="gr165" draw:text-style-name="P1" draw:layer="layout" svg:x1="5.3cm" svg:y1="17.3cm" svg:x2="5.494cm" svg:y2="20.234cm" draw:start-shape="id1" draw:end-shape="id9" draw:end-glue-point="6" svg:d="M5300 17300v1350h194v1584" svg:viewBox="0 0 195 2935">
          <text:p/>
        </draw:connector>
        <draw:connector draw:style-name="gr165" draw:text-style-name="P1" draw:layer="layout" draw:line-skew="-0.9cm" svg:x1="5.3cm" svg:y1="17.3cm" svg:x2="9.935cm" svg:y2="18.9cm" draw:start-shape="id1" draw:end-shape="id10" draw:end-glue-point="0" svg:d="M5300 17300v-100h4635v1700" svg:viewBox="0 0 4636 1701">
          <text:p/>
        </draw:connector>
        <draw:connector draw:style-name="gr165" draw:text-style-name="P1" draw:layer="layout" svg:x1="12.5cm" svg:y1="12.434cm" svg:x2="11.868cm" svg:y2="13.797cm" draw:start-shape="id4" draw:end-shape="id11" svg:d="M12500 12434h-632v1363" svg:viewBox="0 0 633 1364">
          <text:p/>
        </draw:connector>
        <draw:connector draw:style-name="gr165" draw:text-style-name="P1" draw:layer="layout" draw:line-skew="0.92cm" svg:x1="12.5cm" svg:y1="12.434cm" svg:x2="14.831cm" svg:y2="20.481cm" draw:start-shape="id4" draw:end-shape="id12" draw:end-glue-point="5" svg:d="M12500 12434h400v8047h1931" svg:viewBox="0 0 2332 8048">
          <text:p/>
        </draw:connector>
        <draw:connector draw:style-name="gr165" draw:text-style-name="P1" draw:layer="layout" svg:x1="3.573cm" svg:y1="19.049cm" svg:x2="5.3cm" svg:y2="17.3cm" draw:start-shape="id13" draw:start-glue-point="7" draw:end-shape="id1" draw:end-glue-point="2" svg:d="M3573 19049h1727v-1749" svg:viewBox="0 0 1728 1750">
          <text:p/>
        </draw:connector>
        <draw:connector draw:style-name="gr165" draw:text-style-name="P1" draw:layer="layout" draw:line-skew="0.026cm" svg:x1="14.564cm" svg:y1="17cm" svg:x2="15.9cm" svg:y2="14.169cm" draw:start-shape="id14" draw:end-shape="id4" draw:end-glue-point="2" svg:d="M14564 17000v546h1336v-3377" svg:viewBox="0 0 1337 3378">
          <text:p/>
        </draw:connector>
        <draw:connector draw:style-name="gr165" draw:text-style-name="P1" draw:layer="layout" svg:x1="15.9cm" svg:y1="14.169cm" svg:x2="18.4cm" svg:y2="16.052cm" draw:start-shape="id4" draw:end-shape="id15" draw:end-glue-point="2" svg:d="M15900 14169v2383h2500v-500" svg:viewBox="0 0 2501 2384">
          <text:p/>
        </draw:connector>
        <draw:connector draw:style-name="gr165" draw:text-style-name="P1" draw:layer="layout" svg:x1="15.9cm" svg:y1="14.169cm" svg:x2="18.1cm" svg:y2="19.146cm" draw:start-shape="id4" draw:end-shape="id16" draw:end-glue-point="9" svg:d="M15900 14169v4977h2200" svg:viewBox="0 0 2201 4978">
          <text:p/>
        </draw:connector>
        <draw:frame draw:style-name="gr166" draw:text-style-name="P31" draw:layer="layout" svg:width="2.4cm" svg:height="1.673cm" svg:x="6.4cm" svg:y="7.7cm">
          <draw:text-box>
            <text:p>Home</text:p>
            <text:p>router</text:p>
          </draw:text-box>
        </draw:frame>
        <draw:frame draw:style-name="gr167" draw:text-style-name="P31" draw:layer="layout" svg:width="4.3cm" svg:height="3.095cm" svg:x="6.6cm" svg:y="10.405cm">
          <draw:text-box>
            <text:p>Single SSH port forwarded ICONS </text:p>
          </draw:text-box>
        </draw:frame>
        <draw:line draw:style-name="gr168" draw:text-style-name="P32" draw:layer="layout" svg:x1="6.9cm" svg:y1="11.9cm" svg:x2="3.1cm" svg:y2="12.1cm">
          <text:p/>
        </draw:line>
        <draw:frame draw:style-name="gr169" draw:text-style-name="P31" draw:layer="layout" svg:width="3.8cm" svg:height="3.806cm" svg:x="1.5cm" svg:y="4.294cm">
          <draw:text-box>
            <text:p>yView</text:p>
            <text:p>Internet Connection</text:p>
            <text:p>Server </text:p>
            <text:p>(ICONS)</text:p>
          </draw:text-box>
        </draw:frame>
        <draw:line draw:style-name="gr168" draw:text-style-name="P32" draw:layer="layout" svg:x1="2.2cm" svg:y1="8.1cm" svg:x2="2.1cm" svg:y2="10.2cm">
          <text:p/>
        </draw:line>
        <draw:frame draw:style-name="gr170" draw:text-style-name="P31" draw:layer="layout" svg:width="6.8cm" svg:height="3.406cm" svg:x="1.1cm" svg:y="23.3cm">
          <draw:text-box>
            <text:p>Typically an instance of the ICONS gateway application run on this machine</text:p>
          </draw:text-box>
        </draw:frame>
        <draw:line draw:style-name="gr168" draw:text-style-name="P32" draw:layer="layout" svg:x1="1.6cm" svg:y1="23.4cm" svg:x2="1.6cm" svg:y2="14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 Narrow" svg:font-family="'Arial Narrow'" style:font-adornments="Bold Italic"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Lohit Hindi" svg:font-family="'Lohit Hindi'" style:font-family-generic="system" style:font-pitch="variable"/>
    <style:font-face style:name="WenQuanYi Micro Hei" svg:font-family="'WenQuanYi Micro Hei'" style:font-family-generic="system" style:font-pitch="variable"/>
    <style:font-face style:name="微软雅黑" svg:font-family="微软雅黑" style:font-family-generic="system" style:font-pitch="variable"/>
  </office:font-face-decls>
  <office:styles>
    <draw:gradient draw:name="Dark_20_Grey_20_Linear_20_L" draw:display-name="Dark Grey Linear L" draw:style="linear" draw:start-color="#333333" draw:end-color="#999999" draw:start-intensity="100%" draw:end-intensity="100%" draw:angle="900" draw:border="10%"/>
    <draw:gradient draw:name="Dark_20_Grey_20_Linear_20_T" draw:display-name="Dark Grey Linear T" draw:style="linear" draw:start-color="#333333" draw:end-color="#999999" draw:start-intensity="100%" draw:end-intensity="100%" draw:angle="0" draw:border="10%"/>
    <draw:gradient draw:name="Dark_20_Grey_20_Square_20_BR" draw:display-name="Dark Grey Square BR" draw:style="square" draw:cx="30%" draw:cy="30%" draw:start-color="#333333" draw:end-color="#999999" draw:start-intensity="100%" draw:end-intensity="100%" draw:angle="0" draw:border="0%"/>
    <draw:gradient draw:name="Gradient_20_2" draw:display-name="Gradient 2" draw:style="square" draw:cx="30%" draw:cy="30%" draw:start-color="#666666" draw:end-color="#999999" draw:start-intensity="100%" draw:end-intensity="100%" draw:angle="0" draw:border="0%"/>
    <draw:gradient draw:name="Gradient_20_3" draw:display-name="Gradient 3" draw:style="linear" draw:start-color="#666666" draw:end-color="#999999" draw:start-intensity="100%" draw:end-intensity="100%" draw:angle="900" draw:border="10%"/>
    <draw:gradient draw:name="Gradient_20_4" draw:display-name="Gradient 4" draw:style="linear" draw:start-color="#666666" draw:end-color="#999999" draw:start-intensity="100%" draw:end-intensity="100%" draw:angle="900" draw:border="10%"/>
    <draw:gradient draw:name="Gradient_20_5" draw:display-name="Gradient 5" draw:style="square" draw:cx="30%" draw:cy="30%" draw:start-color="#666666" draw:end-color="#999999" draw:start-intensity="100%" draw:end-intensity="100%" draw:angle="0" draw:border="0%"/>
    <draw:gradient draw:name="Light_20_Blue_20_Linear_20_L" draw:display-name="Light Blue Linear L" draw:style="linear" draw:start-color="#93d4f0" draw:end-color="#e9f6fc" draw:start-intensity="100%" draw:end-intensity="100%" draw:angle="900" draw:border="10%"/>
    <draw:gradient draw:name="Light_20_Grey_20_Linear_20_L" draw:display-name="Light Grey Linear L" draw:style="linear" draw:start-color="#b3b3b3" draw:end-color="#e5e5e5" draw:start-intensity="100%" draw:end-intensity="100%" draw:angle="900" draw:border="10%"/>
    <draw:gradient draw:name="Light_20_Grey_20_Linear_20_T" draw:display-name="Light Grey Linear T" draw:style="linear" draw:start-color="#b3b3b3" draw:end-color="#e5e5e5" draw:start-intensity="100%" draw:end-intensity="100%" draw:angle="0" draw:border="10%"/>
    <draw:gradient draw:name="Light_20_Grey_20_Square_20_BR" draw:display-name="Light Grey Square BR" draw:style="square" draw:cx="30%" draw:cy="30%" draw:start-color="#b3b3b3" draw:end-color="#e5e5e5" draw:start-intensity="100%" draw:end-intensity="100%" draw:angle="0" draw:border="0%"/>
    <draw:gradient draw:name="VRT_20_Light_20_Axial_20_H" draw:display-name="VRT Light Axial H" draw:style="axial" draw:start-color="#7fb9dd" draw:end-color="#0073bc" draw:start-intensity="100%" draw:end-intensity="100%" draw:angle="900" draw:border="0%"/>
    <draw:gradient draw:name="VRT_20_Light_20_Linear_20_T" draw:display-name="VRT Light Linear T" draw:style="linear" draw:start-color="#0073bc" draw:end-color="#7fb9dd" draw:start-intensity="100%" draw:end-intensity="100%" draw:angle="0" draw:border="10%"/>
    <draw:gradient draw:name="VRT_20_Light_20_Radial" draw:display-name="VRT Light Radial" draw:style="radial" draw:cx="50%" draw:cy="50%" draw:start-color="#0073bc" draw:end-color="#7fb9dd" draw:start-intensity="100%" draw:end-intensity="100%"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GB"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WenQuanYi Micro Hei" style:font-family-asian="'WenQuanYi Micro Hei'"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11-23T21:20:00.926645484</meta:creation-date>
    <dc:date>2019-11-23T22:17:39.491452781</dc:date>
    <meta:editing-duration>PT26M15S</meta:editing-duration>
    <meta:editing-cycles>3</meta:editing-cycles>
    <meta:generator>LibreOffice/6.0.7.3$Linux_X86_64 LibreOffice_project/00m0$Build-3</meta:generator>
    <meta:document-statistic meta:object-count="206"/>
  </office:meta>
</office:document-meta>
</file>